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72D0000061FEAE80EC4.png" manifest:media-type="image/png"/>
  <manifest:file-entry manifest:full-path="Pictures/10000201000007AC0000085058E82E1D.png" manifest:media-type="image/png"/>
  <manifest:file-entry manifest:full-path="Pictures/100002010000072D0000061F1C9976C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1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999cm, 8.4cm, 2.267cm, 0cm)" draw:image-opacity="100%" style:mirror="non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31cm" fo:min-width="5.01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16cm, 0cm, 12.2cm, 9.026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31cm" fo:min-width="5.018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532cm" fo:min-width="5.01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799cm, 1.827cm, 0.617cm, 3.4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99cm, 8.627cm, 2.09cm, 0cm)" draw:image-opacity="100%" style:mirror="non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.312cm" fo:min-width="2.916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313cm" fo:min-width="2.91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4cm, 7.466cm, 0cm)" draw:image-opacity="100%" style:mirror="none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053cm" fo:min-width="3.70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999cm, 0.601cm, 0cm, 3.15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8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585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7cm" fo:min-width="3.772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176cm" fo:min-width="3.773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651cm" fo:min-width="3.773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109cm" fo:min-width="3.1cm"/>
    </style:style>
    <style:style style:name="gr21" style:family="graphic">
      <style:graphic-properties style:protect="size"/>
    </style:style>
    <style:style style:name="gr2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cf8a05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6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66cm, 0cm, 2.2cm, 7.799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0.8cm, 0cm, 2.016cm, 7.999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38pt" style:font-size-asian="38pt" style:font-size-complex="38pt"/>
    </style:style>
    <style:style style:name="P2" style:family="paragraph">
      <loext:graphic-properties draw:fill="none" draw:fill-color="#ffffff"/>
      <style:paragraph-properties fo:text-align="center"/>
      <style:text-properties style:font-name="Rokkitt" fo:font-size="38pt" style:font-size-asian="38pt" style:font-size-complex="3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Rokkitt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frame draw:style-name="gr1" draw:text-style-name="P2" draw:layer="layout" svg:width="13.254cm" svg:height="2.064cm" svg:x="0.263cm" svg:y="0cm">
              <draw:text-box>
                <text:p text:style-name="P1"><text:span text:style-name="T1">Observations</text:span></text:p>
              </draw:text-box>
            </draw:frame>
            <draw:frame draw:style-name="gr2" draw:text-style-name="P2" draw:layer="layout" svg:width="13.399cm" svg:height="2.065cm" svg:x="9.84cm" svg:y="0.001cm">
              <draw:text-box>
                <text:p text:style-name="P1"><text:span text:style-name="T1">LPX</text:span></text:p>
              </draw:text-box>
            </draw:frame>
            <draw:g>
              <draw:frame draw:style-name="gr3" draw:text-style-name="P3" draw:layer="layout" svg:width="9.394cm" svg:height="6.512cm" svg:x="12.203cm" svg:y="2.084cm">
                <draw:image xlink:href="Pictures/100002010000072D0000061F1C9976C4.png" xlink:type="simple" xlink:show="embed" xlink:actuate="onLoad">
                  <text:p/>
                </draw:image>
              </draw:frame>
              <draw:custom-shape draw:style-name="gr4" draw:text-style-name="P4" draw:layer="layout" svg:width="5.517cm" svg:height="0.781cm" svg:x="9.181cm" svg:y="2.08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5" draw:text-style-name="P3" draw:layer="layout" svg:width="9.983cm" svg:height="6.771cm" svg:x="12.072cm" svg:y="9.771cm">
                <draw:image xlink:href="Pictures/10000201000007AC0000085058E82E1D.png" xlink:type="simple" xlink:show="embed" xlink:actuate="onLoad">
                  <text:p/>
                </draw:image>
              </draw:frame>
              <draw:custom-shape draw:style-name="gr6" draw:text-style-name="P4" draw:layer="layout" svg:width="5.518cm" svg:height="0.781cm" svg:x="8.656cm" svg:y="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4" draw:layer="layout" svg:width="5.518cm" svg:height="0.782cm" svg:x="10.232cm" svg:y="16.15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8" draw:text-style-name="P3" draw:layer="layout" svg:width="14.974cm" svg:height="2.083cm" svg:x="6.95cm" svg:y="23.317cm">
              <draw:image xlink:href="Pictures/10000201000007AC0000085058E82E1D.png" xlink:type="simple" xlink:show="embed" xlink:actuate="onLoad">
                <text:p/>
              </draw:image>
            </draw:frame>
            <draw:custom-shape draw:style-name="gr4" draw:text-style-name="P4" draw:layer="layout" svg:width="5.517cm" svg:height="0.781cm" svg:x="2.482cm" svg:y="22.92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9" draw:text-style-name="P3" draw:layer="layout" svg:width="10.508cm" svg:height="13.319cm" svg:x="1.958cm" svg:y="10.386cm">
                <draw:image xlink:href="Pictures/10000201000007AC0000085058E82E1D.png" xlink:type="simple" xlink:show="embed" xlink:actuate="onLoad">
                  <text:p/>
                </draw:image>
              </draw:frame>
              <draw:custom-shape draw:style-name="gr10" draw:text-style-name="P4" draw:layer="layout" svg:width="3.416cm" svg:height="1.562cm" svg:x="2.086cm" svg:y="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3.416cm" svg:height="1.563cm" svg:x="2.086cm" svg:y="16.15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2" draw:text-style-name="P3" draw:layer="layout" svg:width="9.393cm" svg:height="7.554cm" svg:x="2.745cm" svg:y="0.783cm">
              <draw:image xlink:href="Pictures/100002010000072D0000061F1C9976C4.png" xlink:type="simple" xlink:show="embed" xlink:actuate="onLoad">
                <text:p/>
              </draw:image>
            </draw:frame>
            <draw:custom-shape draw:style-name="gr7" draw:text-style-name="P4" draw:layer="layout" svg:width="5.518cm" svg:height="0.782cm" svg:x="0.905cm" svg:y="1.82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4.204cm" svg:height="1.303cm" svg:x="0.905cm" svg:y="1.823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3" draw:layer="layout" svg:width="15.5cm" svg:height="2.952cm" svg:x="6.685cm" svg:y="8.076cm">
              <draw:image xlink:href="Pictures/100002010000072D0000061F1C9976C4.png" xlink:type="simple" xlink:show="embed" xlink:actuate="onLoad">
                <text:p/>
              </draw:image>
            </draw:frame>
            <draw:frame draw:style-name="gr15" draw:text-style-name="P2" draw:layer="layout" svg:width="8.783cm" svg:height="3.834cm" draw:transform="rotate (1.5707963267949) translate (0.178cm 10.207cm)">
              <draw:text-box>
                <text:p text:style-name="P1"><text:span text:style-name="T1">Tree Cover</text:span></text:p>
              </draw:text-box>
            </draw:frame>
            <draw:frame draw:style-name="gr16" draw:text-style-name="P2" draw:layer="layout" svg:width="7.33cm" svg:height="3.835cm" draw:transform="rotate (1.5707963267949) translate (0.06cm 16.935cm)">
              <draw:text-box>
                <text:p text:style-name="P1"><text:span text:style-name="T1">Burnt Area</text:span></text:p>
              </draw:text-box>
            </draw:frame>
          </draw:g>
          <draw:custom-shape draw:style-name="gr17" draw:text-style-name="P4" draw:layer="layout" svg:width="4.272cm" svg:height="0.95cm" svg:x="20.879cm" svg:y="9.49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4.273cm" svg:height="0.426cm" svg:x="22.065cm" svg:y="1.94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4.273cm" svg:height="0.901cm" svg:x="20.641cm" svg:y="1.94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3.6cm" svg:height="0.359cm" svg:x="21cm" svg:y="1.6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3.6cm" svg:height="0.359cm" svg:x="21cm" svg:y="1.641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>
          <draw:g>
            <draw:frame draw:style-name="gr1" draw:text-style-name="P2" draw:layer="layout" svg:width="13.254cm" svg:height="2.064cm" svg:x="0.263cm" svg:y="0cm">
              <draw:text-box>
                <text:p text:style-name="P1"><text:span text:style-name="T1">Observations</text:span></text:p>
              </draw:text-box>
            </draw:frame>
            <draw:frame draw:style-name="gr2" draw:text-style-name="P2" draw:layer="layout" svg:width="13.399cm" svg:height="2.065cm" svg:x="9.84cm" svg:y="0.001cm">
              <draw:text-box>
                <text:p text:style-name="P1"><text:span text:style-name="T1">LPX</text:span></text:p>
              </draw:text-box>
            </draw:frame>
            <draw:g>
              <draw:frame draw:style-name="gr3" draw:text-style-name="P3" draw:layer="layout" svg:width="9.394cm" svg:height="6.512cm" svg:x="12.203cm" svg:y="2.084cm">
                <draw:image xlink:href="Pictures/100002010000072D0000061F1C9976C4.png" xlink:type="simple" xlink:show="embed" xlink:actuate="onLoad">
                  <text:p/>
                </draw:image>
              </draw:frame>
              <draw:custom-shape draw:style-name="gr4" draw:text-style-name="P4" draw:layer="layout" svg:width="5.517cm" svg:height="0.781cm" svg:x="9.181cm" svg:y="2.08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5" draw:text-style-name="P3" draw:layer="layout" svg:width="9.983cm" svg:height="6.771cm" svg:x="12.072cm" svg:y="9.771cm">
                <draw:image xlink:href="Pictures/10000201000007AC0000085058E82E1D.png" xlink:type="simple" xlink:show="embed" xlink:actuate="onLoad">
                  <text:p/>
                </draw:image>
              </draw:frame>
              <draw:custom-shape draw:style-name="gr6" draw:text-style-name="P4" draw:layer="layout" svg:width="5.518cm" svg:height="0.781cm" svg:x="8.656cm" svg:y="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4" draw:layer="layout" svg:width="5.518cm" svg:height="0.782cm" svg:x="10.232cm" svg:y="16.15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8" draw:text-style-name="P3" draw:layer="layout" svg:width="14.974cm" svg:height="2.083cm" svg:x="6.95cm" svg:y="23.317cm">
              <draw:image xlink:href="Pictures/10000201000007AC0000085058E82E1D.png" xlink:type="simple" xlink:show="embed" xlink:actuate="onLoad">
                <text:p/>
              </draw:image>
            </draw:frame>
            <draw:custom-shape draw:style-name="gr4" draw:text-style-name="P4" draw:layer="layout" svg:width="5.517cm" svg:height="0.781cm" svg:x="2.482cm" svg:y="22.925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9" draw:text-style-name="P3" draw:layer="layout" svg:width="10.508cm" svg:height="13.319cm" svg:x="1.958cm" svg:y="10.386cm">
                <draw:image xlink:href="Pictures/10000201000007AC0000085058E82E1D.png" xlink:type="simple" xlink:show="embed" xlink:actuate="onLoad">
                  <text:p/>
                </draw:image>
              </draw:frame>
              <draw:custom-shape draw:style-name="gr10" draw:text-style-name="P4" draw:layer="layout" svg:width="3.416cm" svg:height="1.562cm" svg:x="2.086cm" svg:y="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3.416cm" svg:height="1.563cm" svg:x="2.086cm" svg:y="16.15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2" draw:text-style-name="P3" draw:layer="layout" svg:width="9.393cm" svg:height="7.554cm" svg:x="2.745cm" svg:y="0.783cm">
              <draw:image xlink:href="Pictures/100002010000072D0000061F1C9976C4.png" xlink:type="simple" xlink:show="embed" xlink:actuate="onLoad">
                <text:p/>
              </draw:image>
            </draw:frame>
            <draw:custom-shape draw:style-name="gr7" draw:text-style-name="P4" draw:layer="layout" svg:width="5.518cm" svg:height="0.782cm" svg:x="0.905cm" svg:y="1.82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4.204cm" svg:height="1.303cm" svg:x="0.905cm" svg:y="1.823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3" draw:layer="layout" svg:width="15.5cm" svg:height="2.952cm" svg:x="6.685cm" svg:y="8.076cm">
              <draw:image xlink:href="Pictures/100002010000072D0000061F1C9976C4.png" xlink:type="simple" xlink:show="embed" xlink:actuate="onLoad">
                <text:p/>
              </draw:image>
            </draw:frame>
            <draw:frame draw:style-name="gr15" draw:text-style-name="P2" draw:layer="layout" svg:width="8.783cm" svg:height="3.834cm" draw:transform="rotate (1.5707963267949) translate (0.178cm 10.207cm)">
              <draw:text-box>
                <text:p text:style-name="P1"><text:span text:style-name="T1">Tree Cover</text:span></text:p>
              </draw:text-box>
            </draw:frame>
            <draw:frame draw:style-name="gr16" draw:text-style-name="P2" draw:layer="layout" svg:width="7.33cm" svg:height="3.835cm" draw:transform="rotate (1.5707963267949) translate (0.06cm 16.935cm)">
              <draw:text-box>
                <text:p text:style-name="P1"><text:span text:style-name="T1">Burnt Area</text:span></text:p>
              </draw:text-box>
            </draw:frame>
          </draw:g>
          <draw:custom-shape draw:style-name="gr17" draw:text-style-name="P4" draw:layer="layout" svg:width="4.272cm" svg:height="0.95cm" svg:x="20.879cm" svg:y="9.49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4.273cm" svg:height="0.426cm" svg:x="22.065cm" svg:y="1.94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4.273cm" svg:height="0.901cm" svg:x="20.641cm" svg:y="1.948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3.6cm" svg:height="0.359cm" svg:x="21cm" svg:y="1.641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3.6cm" svg:height="0.359cm" svg:x="21cm" svg:y="1.641cm">
            <text:p/>
            <draw:enhanced-geometry svg:viewBox="0 0 21600 21600" draw:type="rectangle" draw:enhanced-path="M 0 0 L 21600 0 21600 21600 0 21600 0 0 Z N"/>
          </draw:custom-shape>
        </draw:g>
        <draw:path draw:style-name="gr22" draw:text-style-name="P3" draw:layer="layout" svg:width="1.992cm" svg:height="2.496cm" draw:transform="skewX (-0.0544542726622231) rotate (-0.349938515024864) translate (18.9281196030555cm 12.5168407369845cm)" svg:viewBox="0 0 1993 2497" svg:d="M0 2497c1661 0 1993-2497 1993-2497">
          <text:p/>
        </draw:path>
        <draw:path draw:style-name="gr23" draw:text-style-name="P3" draw:layer="layout" svg:width="2.21cm" svg:height="2.799cm" draw:transform="skewX (-0.0624827872213971) rotate (-0.354301838154849) translate (19.1260954003395cm 4.23283938431823cm)" svg:viewBox="0 0 2211 2800" svg:d="M0 2800c1843 1 2211-2800 2211-2800">
          <text:p/>
        </draw:path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>
          <draw:g>
            <draw:frame draw:style-name="gr1" draw:text-style-name="P2" draw:layer="layout" svg:width="13.254cm" svg:height="2.064cm" svg:x="0.263cm" svg:y="0cm">
              <draw:text-box>
                <text:p text:style-name="P1"><text:span text:style-name="T1">Observations</text:span></text:p>
              </draw:text-box>
            </draw:frame>
            <draw:frame draw:style-name="gr2" draw:text-style-name="P2" draw:layer="layout" svg:width="13.399cm" svg:height="2.065cm" svg:x="9.84cm" svg:y="0.001cm">
              <draw:text-box>
                <text:p text:style-name="P1"><text:span text:style-name="T1">LPX</text:span></text:p>
              </draw:text-box>
            </draw:frame>
            <draw:g>
              <draw:frame draw:style-name="gr3" draw:text-style-name="P3" draw:layer="layout" svg:width="9.394cm" svg:height="6.512cm" svg:x="12.203cm" svg:y="2.084cm">
                <draw:image xlink:href="Pictures/100002010000072D0000061F1C9976C4.png" xlink:type="simple" xlink:show="embed" xlink:actuate="onLoad">
                  <text:p/>
                </draw:image>
              </draw:frame>
              <draw:custom-shape draw:style-name="gr4" draw:text-style-name="P4" draw:layer="layout" svg:width="5.517cm" svg:height="0.781cm" svg:x="9.181cm" svg:y="2.08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frame draw:style-name="gr5" draw:text-style-name="P3" draw:layer="layout" svg:width="9.983cm" svg:height="6.771cm" svg:x="12.072cm" svg:y="9.771cm">
                <draw:image xlink:href="Pictures/10000201000007AC0000085058E82E1D.png" xlink:type="simple" xlink:show="embed" xlink:actuate="onLoad">
                  <text:p/>
                </draw:image>
              </draw:frame>
              <draw:custom-shape draw:style-name="gr6" draw:text-style-name="P4" draw:layer="layout" svg:width="5.518cm" svg:height="0.781cm" svg:x="8.656cm" svg:y="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4" draw:layer="layout" svg:width="5.518cm" svg:height="0.782cm" svg:x="10.232cm" svg:y="16.15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8" draw:text-style-name="P3" draw:layer="layout" svg:width="14.974cm" svg:height="2.083cm" svg:x="6.95cm" svg:y="23.317cm">
              <draw:image xlink:href="Pictures/10000201000007AC0000085058E82E1D.png" xlink:type="simple" xlink:show="embed" xlink:actuate="onLoad">
                <text:p/>
              </draw:image>
            </draw:frame>
            <draw:custom-shape draw:style-name="gr4" draw:text-style-name="P4" draw:layer="layout" svg:width="5.517cm" svg:height="0.781cm" svg:x="2.482cm" svg:y="22.925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" draw:layer="layout" svg:width="13.399cm" svg:height="2.066cm" svg:x="19.823cm" svg:y="0.002cm">
              <draw:text-box>
                <text:p text:style-name="P1"><text:span text:style-name="T1">LPX-Mv1</text:span></text:p>
              </draw:text-box>
            </draw:frame>
            <draw:g>
              <draw:frame draw:style-name="gr9" draw:text-style-name="P3" draw:layer="layout" svg:width="10.508cm" svg:height="13.319cm" svg:x="1.958cm" svg:y="10.386cm">
                <draw:image xlink:href="Pictures/10000201000007AC0000085058E82E1D.png" xlink:type="simple" xlink:show="embed" xlink:actuate="onLoad">
                  <text:p/>
                </draw:image>
              </draw:frame>
              <draw:custom-shape draw:style-name="gr10" draw:text-style-name="P4" draw:layer="layout" svg:width="3.416cm" svg:height="1.562cm" svg:x="2.086cm" svg:y="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11" draw:text-style-name="P4" draw:layer="layout" svg:width="3.416cm" svg:height="1.563cm" svg:x="2.086cm" svg:y="16.152cm">
                <text:p/>
                <draw:enhanced-geometry svg:viewBox="0 0 21600 21600" draw:type="rectangle" draw:enhanced-path="M 0 0 L 21600 0 21600 21600 0 21600 0 0 Z N"/>
              </draw:custom-shape>
            </draw:g>
            <draw:frame draw:style-name="gr12" draw:text-style-name="P3" draw:layer="layout" svg:width="9.393cm" svg:height="7.554cm" svg:x="2.745cm" svg:y="0.783cm">
              <draw:image xlink:href="Pictures/100002010000072D0000061F1C9976C4.png" xlink:type="simple" xlink:show="embed" xlink:actuate="onLoad">
                <text:p/>
              </draw:image>
            </draw:frame>
            <draw:custom-shape draw:style-name="gr7" draw:text-style-name="P4" draw:layer="layout" svg:width="5.518cm" svg:height="0.782cm" svg:x="0.905cm" svg:y="1.82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4.204cm" svg:height="1.303cm" svg:x="0.905cm" svg:y="1.823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3" draw:layer="layout" svg:width="15.5cm" svg:height="2.952cm" svg:x="6.685cm" svg:y="8.076cm">
              <draw:image xlink:href="Pictures/100002010000072D0000061F1C9976C4.png" xlink:type="simple" xlink:show="embed" xlink:actuate="onLoad">
                <text:p/>
              </draw:image>
            </draw:frame>
            <draw:frame draw:style-name="gr15" draw:text-style-name="P2" draw:layer="layout" svg:width="8.783cm" svg:height="3.834cm" draw:transform="rotate (1.5707963267949) translate (0.178cm 10.207cm)">
              <draw:text-box>
                <text:p text:style-name="P1"><text:span text:style-name="T1">Tree Cover</text:span></text:p>
              </draw:text-box>
            </draw:frame>
            <draw:frame draw:style-name="gr16" draw:text-style-name="P2" draw:layer="layout" svg:width="7.33cm" svg:height="3.835cm" draw:transform="rotate (1.5707963267949) translate (0.06cm 16.935cm)">
              <draw:text-box>
                <text:p text:style-name="P1"><text:span text:style-name="T1">Burnt Area</text:span></text:p>
              </draw:text-box>
            </draw:frame>
          </draw:g>
          <draw:frame draw:style-name="gr25" draw:text-style-name="P3" draw:layer="layout" svg:width="9.709cm" svg:height="6.512cm" svg:x="21.383cm" svg:y="2.084cm">
            <draw:image xlink:href="Pictures/100002000000072D0000061FEAE80EC4.png" xlink:type="simple" xlink:show="embed" xlink:actuate="onLoad">
              <text:p/>
            </draw:image>
          </draw:frame>
          <draw:frame draw:style-name="gr26" draw:text-style-name="P3" draw:layer="layout" svg:width="11.383cm" svg:height="6.861cm" svg:x="20.048cm" svg:y="9.759cm">
            <draw:image xlink:href="Pictures/10000201000007AC0000085058E82E1D.png" xlink:type="simple" xlink:show="embed" xlink:actuate="onLoad">
              <text:p/>
            </draw:image>
          </draw:frame>
          <draw:custom-shape draw:style-name="gr17" draw:text-style-name="P4" draw:layer="layout" svg:width="4.272cm" svg:height="0.95cm" svg:x="20.879cm" svg:y="9.49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4.273cm" svg:height="0.426cm" svg:x="22.065cm" svg:y="1.948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4.273cm" svg:height="0.901cm" svg:x="20.641cm" svg:y="1.94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kkitt" svg:font-family="Rokkit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.2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03cm" fo:margin-bottom="0cm" fo:text-indent="0cm"/>
      <style:text-properties fo:font-size="3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7cm" fo:margin-bottom="0cm" fo:text-indent="0cm"/>
      <style:text-properties fo:font-size="30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1cm" fo:margin-bottom="0cm" fo:text-indent="0cm"/>
      <style:text-properties fo:font-size="2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5cm" fo:margin-bottom="0cm" fo:text-indent="0cm"/>
      <style:text-properties fo:font-size="2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4000015258789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1.5cm" fo:page-height="26.4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7.556cm" svg:x="1cm" svg:y="2.494cm"/>
      <draw:page-thumbnail draw:layer="backgroundobjects" svg:width="8.999cm" svg:height="7.556cm" svg:x="1cm" svg:y="11.07cm"/>
      <draw:page-thumbnail draw:layer="backgroundobjects" svg:width="8.999cm" svg:height="7.556cm" svg:x="1cm" svg:y="19.646cm"/>
      <draw:page-thumbnail draw:layer="backgroundobjects" svg:width="8.999cm" svg:height="7.556cm" svg:x="11cm" svg:y="2.494cm"/>
      <draw:page-thumbnail draw:layer="backgroundobjects" svg:width="8.999cm" svg:height="7.556cm" svg:x="11cm" svg:y="11.07cm"/>
      <draw:page-thumbnail draw:layer="backgroundobjects" svg:width="8.999cm" svg:height="7.556cm" svg:x="11cm" svg:y="19.646cm"/>
    </style:handout-master>
    <style:master-page style:name="Default" style:page-layout-name="PM1" draw:style-name="Mdp1">
      <draw:frame presentation:style-name="Default-title" draw:layer="backgroundobjects" svg:width="28.349cm" svg:height="4.416cm" svg:x="1.575cm" svg:y="1.054cm" presentation:class="title" presentation:placeholder="true">
        <draw:text-box/>
      </draw:frame>
      <draw:frame presentation:style-name="Default-outline1" draw:layer="backgroundobjects" svg:width="28.349cm" svg:height="15.34cm" svg:x="1.575cm" svg:y="6.189cm" presentation:class="outline" presentation:placeholder="true">
        <draw:text-box/>
      </draw:frame>
      <draw:frame presentation:style-name="Mpr1" draw:text-style-name="MP2" draw:layer="backgroundobjects" svg:width="7.338cm" svg:height="1.824cm" svg:x="1.575cm" svg:y="24.09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984cm" svg:height="1.824cm" svg:x="10.772cm" svg:y="24.09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7.338cm" svg:height="1.824cm" svg:x="22.585cm" svg:y="24.09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uglas Kelley</meta:initial-creator>
    <meta:creation-date>2016-04-24T22:54:48.315381966</meta:creation-date>
    <dc:date>2016-04-24T23:09:50.886285824</dc:date>
    <dc:creator>Douglas Kelley</dc:creator>
    <meta:editing-duration>PT15M1S</meta:editing-duration>
    <meta:editing-cycles>3</meta:editing-cycles>
    <meta:generator>LibreOffice/4.4.6.3$Linux_X86_64 LibreOffice_project/40m0$Build-3</meta:generator>
    <meta:document-statistic meta:object-count="114"/>
  </office:meta>
</office:document-meta>
</file>